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ff3333"/>
    </style:style>
    <style:style style:name="P4" style:family="paragraph" style:parent-style-name="Standard">
      <style:text-properties fo:color="#ff3333"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text-properties fo:color="#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TEK FINAL PROJECT</text:p>
      <text:p text:style-name="P1">Fur Tales</text:p>
      <text:p text:style-name="P1"/>
      <text:p text:style-name="P1">GUIDELINES</text:p>
      <text:p text:style-name="P1">Directed By Sir Montes</text:p>
      <text:p text:style-name="P1"/>
      <text:p text:style-name="P5"/>
      <text:p text:style-name="Standard">A company has contracted us to take care of all their website needs, such as: <text:span text:style-name="T1">building a full blown, render services (in-home service, eg; grooming, trimming, etc) Website App to include the front end, back end server side, and database management are directed minimum requirements.</text:span> Financial transaction processes, email and social network types of two way communications between the head company, potential customers, Service Providers (SP), and our Administration Team are optional, based on time.</text:p>
      <text:p text:style-name="Standard"/>
      <text:p text:style-name="Standard">Our Final Project will be built from the ground up, as a brand new Start Up Web App from the viewpoint of a new entrepreneur so please bear in mind that this is not a truly professional web page with all the bells and whistles. It also is not required to be responsive. We are to be looked at as a professional Administration Team. Let's assume that the new company has a budget to build its first website and we are only required to produce what fits within the budget, any additional work will all depend on our time to add more sophisticated functionality. We shall also assume that we are getting paid by the hour so our main constraint on complexity is time and how fast we can accomplish this Final Project before adding the bells and whistles. <text:span text:style-name="T1">All suggestions are welcome so please feel free to bring up any additional functionality that you already know how to implement with minimal of research, trial, and error.</text:span></text:p>
      <text:p text:style-name="Standard"/>
      <text:p text:style-name="Standard">This will be a two sided Network App for pay, or services for hire. As we all learned in DBMS lecture, we have a requirement to make it look as real and functional as our skill level will allow.</text:p>
      <text:p text:style-name="Standard"/>
      <text:p text:style-name="Standard">Our team was given a choice, of four possible choices. A Pet Care, go to in-home service as our Final Project. I believe that we are lucky to get this choice as it seems so familiar to what many of us became familiar with in our DBMS lecture project as far as the DBMS side of this project will include. This <text:span text:style-name="T1">DBMS schema portion of our Final Project has been suggested to be the single most important portion of the entire project.</text:span></text:p>
      <text:p text:style-name="Standard"/>
      <text:p text:style-name="Standard">There will be three main components to this App similar to the DBMS project, a main company, a collection of SP's, and the customers, not forgetting our team. The Administration of the entire App and the business back office, monitoring all aspects of the website, the communications and the financial attributes if we elect to install this functionality. To be clear team mates, this company is our customer, not our boss. Maybe a better name for our part in this business is, we are Consultants instead of Administrators. Administration is what we do.</text:p>
      <text:p text:style-name="Standard"/>
      <text:p text:style-name="Standard">We are free to include as much or as little functionality as we wish, a Membership page with Registration Validation that is not automatically approved (ichcheck muna natin before ma-approve yung account niya) will be included as part of the Customer Module in the App. We need to monitor for new requests and respond with acceptance or denial of membership. Now we have mentioned the word Module, <text:span text:style-name="T3">we need to figure out how many Modules (pages) we need overall?</text:span> We can add a Contact Module also. We can add Banners to advertise for the main Company, the SP's, and our Consultation Services. We can give a full listing of SP's so clients can browse for what and who they are looking for. We need to monitor the SP's to be sure they are not spamming clients directly through the main <text:soft-page-break/>companies website. We will monitor all transactions and communications between all entities involved. We should generate reports for the main company as part of our Consulting (eg. this customer contacted this provider). Monitor and report statistics of what going on (eg. in a day, week, how many transactions and such).</text:p>
      <text:p text:style-name="Standard"/>
      <text:p text:style-name="P3">If we decide for an online payment system, we need to figure the whole thing out, simple to complex?</text:p>
      <text:p text:style-name="P3">Do we have a down payment and balance due system?</text:p>
      <text:p text:style-name="Standard"/>
      <text:p text:style-name="Standard">SERVER SIDE</text:p>
      <text:p text:style-name="Standard"/>
      <text:p text:style-name="Standard"><text:span text:style-name="T1">We are directed as a minimum to use 3 Platforms, Java for a project portion, PHP for another project portion and a third language for another portion of this Final Project.</text:span> It is recommended to put each portion on its own Server, such as the Web App, the SSScripts and a third portion that we can choose the third language to handle that portion. Which language we use for which portion of the entire project is up to the Team. It’s up to us kung saang component natin siya gagamitin. (eg; PHP for the admin, java for the customer and nodejs for the SP, lets not forget CMS for the main website) It is recommended to use a single language for each web pages functionality or a portion of each page. <text:span text:style-name="T3">We need to figure out how to implement the DB to the overall Web App?</text:span></text:p>
      <text:p text:style-name="Standard"/>
      <text:p text:style-name="Standard">This may seem to be three websites rolled into one project, each on its own Server, it is recommended to not put all three onto a single server. <text:span text:style-name="T3">We need to figure out how to use local, multiple servers?</text:span></text:p>
      <text:p text:style-name="Standard"/>
      <text:p text:style-name="Standard">The database is only expected to be as good as our skill level will allow, perfection is not our ultimate goal, what we are mainly concerned with here is that is be fully functional in the end. We will use Server Side Script to get data from the Database. We are not required to implement a UI to populate the Database, we can just fill it via raw code. With that said, I think it is required to get new customers to register and log-in, so the registration Module will need to be connected to the DB, I am sure other pieces would be nice to see as output to the customer to view prices and other information from the DB.</text:p>
      <text:p text:style-name="Standard"/>
      <text:p text:style-name="Standard">We are required to build everything within our skill level from the Front End to the Back End by utilizing a minimum of three (platforms) programming languages mentioned just above and as many ways needed to accomplish this Final Project, such as, HTML, CSS, JS, CMS, etc.</text:p>
      <text:p text:style-name="Standard"/>
      <text:p text:style-name="Standard">The Front End can be completed using any system we wish such as Frameworks that we used in our last project here in Webtek Lab, ie; CMS.</text:p>
      <text:p text:style-name="Standard"/>
      <text:p text:style-name="Standard"><text:span text:style-name="T1">The Back End must be fully manually coded</text:span>, vanilla to the bone. <text:s/><text:span text:style-name="T1">Java, PHP, and a third language which is yet to be chosen are minimum requirements for the entire project</text:span>, any additional languages are up to the Team to research, train on to attain a good understanding, then vote on prior to additional language implementation.</text:p>
      <text:p text:style-name="Standard"/>
      <text:p text:style-name="Standard">The Team is required to have a <text:span text:style-name="T1">GITHUB Repository</text:span><text:span text:style-name="T2"> named Fur Tales</text:span>, this also means that <text:span text:style-name="T3">each member is required to join this Repository and implement their own private Repo on their own machines, its up to the individual if you use command line or GIT GUI to communicate with GITHUB?</text:span></text:p>
      <text:p text:style-name="Standard"/>
      <text:p text:style-name="Standard">The Team is required to join a <text:span text:style-name="T1">Group FB Page</text:span> named Fur Tales to post all important information, tutorials are especially needed to bring each member up to speed on this steep learning curve.</text:p>
      <text:p text:style-name="Standard"><text:soft-page-break/></text:p>
      <text:p text:style-name="Standard"><text:span text:style-name="T1">Outright Plagiarism will not be tolerated</text:span>, I am sure we all will find something great online, the best we can do is emulate a great find but we are required to make our source code our own invention.</text:p>
      <text:p text:style-name="Standard"/>
      <text:p text:style-name="Standard">We are all aware of our limited skill level for this Final Project and we all have a steep learning curve in front of us over the next several weeks so lets all look at our individual needs for Finals, how much time can you dedicate to this one Final Project, knowing that we all have a few other projects in the works not to mention other classes that some of us are not yet sure pass in if that is all you are looking for, maybe you wish to get as high of a grade as possible no matter what, which will limit your time for this most difficult of Final Third Year Projects.</text:p>
      <text:p text:style-name="Standard"/>
      <text:p text:style-name="Standard"/>
      <text:p text:style-name="P2">FINAL PROJECT REQUIREMENTS</text:p>
      <text:p text:style-name="Standard"/>
      <text:p text:style-name="Standard">Along with <text:span text:style-name="T1">bold</text:span> items mentioned above and below, the project must work, we need to be able to contact all entities, we must allow advertising, we must conduct a full transaction (may or may not include exchanging cash payment) and we need to close out a transaction once completed. <text:s/>All aspects of the Final Project must be shown to be usable from the Front End, Back End, Database, any form of communication we install, any form of monetary transaction we install. <text:s/>All Servers must communicate with each other. <text:s/>All required languages must be utilized and additional languages must be in working order. BEWARE of added functionality.</text:p>
      <text:p text:style-name="Standard"/>
      <text:p text:style-name="Standard">TEAM VOTING</text:p>
      <text:p text:style-name="Standard"/>
      <text:p text:style-name="Standard">We have come to a majority vote for the name of the main company, it shall be Fur Tales.</text:p>
      <text:p text:style-name="Standard">We have come to a majority vote for the CMS to build the Front End, it shall be Wordpress.</text:p>
      <text:p text:style-name="Standard">We have elected a Leader in Liwanag and a Secretary in Dupingay.</text:p>
      <text:p text:style-name="Standard">ALL members will share work load as deemed needed by Team Leader.</text:p>
      <text:p text:style-name="Standard"><text:tab/>In the absence of the Leader, Duane is next in charge.</text:p>
      <text:p text:style-name="Standard"/>
      <text:p text:style-name="Standard"/>
      <text:p text:style-name="Standard">INITIAL JOB ASSIGNMENTS and CURRENT PRIORITIES</text:p>
      <text:p text:style-name="Standard">all members must be familiar with all aspects of the entire Final Project</text:p>
      <text:p text:style-name="Standard"/>
      <text:p text:style-name="Standard">GUIDELINES for all to be aware of minimum project requirements, Duane and Rosmella. <text:span text:style-name="T1">DONE</text:span></text:p>
      <text:p text:style-name="P3">DBMS Schema, all members share your DBMS lecture projects, bring in your copies?</text:p>
      <text:p text:style-name="P3">ALL MEMBERS, research for a Pet Care, or any web site to emulate?</text:p>
      <text:p text:style-name="Standard">Research third language to be handled by Zareno and Ysmael.</text:p>
      <text:p text:style-name="Standard">HTML, CSS, and JS will be handled by JJ, a second programmer will be assigned.</text:p>
      <text:p text:style-name="Standard">Front End CMS, Wordpress, will be handled by Randylle, a second programmer will be assigned.</text:p>
      <text:p text:style-name="Standard">GITHUB will be set up by Ysmael and he will monitor and notify team members of messages quickly.</text:p>
      <text:p text:style-name="Standard"><text:tab/>Coding and Research requirements will be assigned to all members as needed.</text:p>
      <text:p text:style-name="Standard">Group FB Page will be set up by Randylle for resources and important posts. <text:span text:style-name="T1">DONE</text:span></text:p>
      <text:p text:style-name="Standard">Group FB Chat Page will be set up by Randylle for general chat, NO RESOURCE POSTS. <text:span text:style-name="T1">DONE</text:span></text:p>
      <text:p text:style-name="P3">DBMS Monitoring, New Registrations, Report Generating, etc, to be announced?</text:p>
      <text:p text:style-name="P6">Duane will be the Peer Evaluator, your score will depend on your production efforts, and the best way to prove what you have done is to post it all on the Group FB Page (important items), GITHUB (code and more), and listings of good and bad resources on the Secretaries Listings. Tutoring others.</text:p>
      <text:p text:style-name="Standard"/>
      <text:p text:style-name="Standard"><text:soft-page-break/>PERMANENT JOB ASSIGNMENTS</text:p>
      <text:p text:style-name="Standard"/>
      <text:p text:style-name="P3">Will be set up by Team Leader, announced very soon?</text:p>
      <text:p text:style-name="P4">We need to figure out how to do ALL the items in RED.</text:p>
      <text:p text:style-name="Standard">All members will be required to do their fair share of the research, tutoring, and coding.</text:p>
      <text:p text:style-name="Standard"/>
      <text:p text:style-name="Standard">WORKFLOW</text:p>
      <text:p text:style-name="Standard"/>
      <text:p text:style-name="P3">To be set up by Team Leader and assistants, announced very soon?</text:p>
      <text:p text:style-name="Standard"/>
      <text:p text:style-name="Standard">We are not required to keep references so no need to create an APA document. I highly recommend that we follow what resources we like and dislike and share them all among team members so there will be nobody double checking websites that have been deemed useless so other members don't waste their time to view a poor resource. Tutorials may need to be viewed by all members so please flag them as highly educational. <text:s/>Creating a resource document will be the job of the Secretary so please be sure to give him enough info about your web resources so it can be documented as best as possible and be shared as needed. This includes the good and the bad resources please.</text:p>
      <text:p text:style-name="Standard"/>
      <text:p text:style-name="Standard">Additional rules and guidelines will be posted here soon, we all need to get together to brainstorm.</text:p>
      <text:p text:style-name="Standard">ALL MEMBERS BRING IN DBMS LECTURE PROJECTS</text:p>
      <text:p text:style-name="Standard">WE NEED TO DISCUSS OVERALL PROJECTS AND CLASSES FOR FINALS</text:p>
      <text:p text:style-name="Standard"/>
      <text:p text:style-name="Standard">Something we need to be aware of is the facts of Final Project Production. There are minimum requirements and expectations by Sir Montes. The leadership of this Team will do their best to keep you updated with future changes, rules, and expectations. Hope for the best, plan for the worst. We need to be prepared for an I.N.C. come grading time, keep this in the back of your mind, if you don't want to be here an extra week or more into June, then lets knock this out in a TEAM effort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ane Donaldson</meta:initial-creator>
    <meta:creation-date>2017-04-18T19:02:16.46</meta:creation-date>
    <dc:date>2017-04-19T17:51:17.49</dc:date>
    <dc:creator>Duane Donaldson</dc:creator>
    <meta:editing-duration>PT20H23M17S</meta:editing-duration>
    <meta:editing-cycles>4</meta:editing-cycles>
    <meta:generator>OpenOffice/4.1.1$Win32 OpenOffice.org_project/411m6$Build-9775</meta:generator>
    <meta:document-statistic meta:table-count="0" meta:image-count="0" meta:object-count="0" meta:page-count="4" meta:paragraph-count="56" meta:word-count="2073" meta:character-count="11474"/>
  </office:meta>
</office:document-meta>
</file>